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d97" officeooo:paragraph-rsid="000d1d97"/>
    </style:style>
    <style:style style:name="P2" style:family="paragraph" style:parent-style-name="Preformatted_20_Text">
      <style:text-properties officeooo:rsid="00112656" officeooo:paragraph-rsid="00112656"/>
    </style:style>
    <style:style style:name="P3" style:family="paragraph" style:parent-style-name="Preformatted_20_Text">
      <style:text-properties fo:font-weight="bold" officeooo:rsid="000d1d97" officeooo:paragraph-rsid="000d1d97" style:font-weight-asian="bold" style:font-weight-complex="bold"/>
    </style:style>
    <style:style style:name="P4" style:family="paragraph" style:parent-style-name="Preformatted_20_Text">
      <style:text-properties fo:font-weight="bold" officeooo:rsid="00112656" officeooo:paragraph-rsid="00112656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12656" officeooo:paragraph-rsid="00112656"/>
    </style:style>
    <style:style style:name="P6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4085b" officeooo:paragraph-rsid="0014085b"/>
    </style:style>
    <style:style style:name="P7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5cbc1" officeooo:paragraph-rsid="0015cbc1"/>
    </style:style>
    <style:style style:name="P8" style:family="paragraph" style:parent-style-name="Standard">
      <style:paragraph-properties style:line-height-at-least="0.198in"/>
      <style:text-properties fo:color="#eeffff" style:font-name="Droid Sans Mono" fo:font-size="10.5pt" fo:font-weight="normal" fo:background-color="#212121"/>
    </style:style>
    <style:style style:name="P9" style:family="paragraph" style:parent-style-name="Standard">
      <style:paragraph-properties style:line-height-at-least="0.198in"/>
      <style:text-properties fo:color="#89ddff" style:font-name="Droid Sans Mono" fo:font-size="10.5pt" fo:font-weight="normal" fo:background-color="#212121"/>
    </style:style>
    <style:style style:name="P10" style:family="paragraph" style:parent-style-name="Standard">
      <style:text-properties fo:color="#89ddff" style:font-name="Droid Sans Mono" fo:font-size="10.5pt" fo:font-weight="normal" officeooo:rsid="000d1d97" officeooo:paragraph-rsid="000d1d97" fo:background-color="#212121"/>
    </style:style>
    <style:style style:name="P11" style:family="paragraph" style:parent-style-name="Standard">
      <style:paragraph-properties style:line-height-at-least="0.198in"/>
      <style:text-properties fo:color="#4a4a4a" style:font-name="Droid Sans Mono" fo:font-size="10.5pt" fo:font-style="italic" fo:font-weight="normal" fo:background-color="#212121"/>
    </style:style>
    <style:style style:name="P12" style:family="paragraph" style:parent-style-name="Standard">
      <style:text-properties fo:font-variant="normal" fo:text-transform="none" fo:color="#89ddff" style:font-name="Droid Sans Mono" fo:font-size="10.5pt" fo:letter-spacing="normal" fo:font-style="normal" fo:font-weight="normal" officeooo:rsid="0014085b" officeooo:paragraph-rsid="0014085b" fo:background-color="#212121"/>
    </style:style>
    <style:style style:name="T1" style:family="text">
      <style:text-properties fo:color="#89ddff"/>
    </style:style>
    <style:style style:name="T2" style:family="text">
      <style:text-properties fo:color="#c792ea"/>
    </style:style>
    <style:style style:name="T3" style:family="text">
      <style:text-properties fo:color="#c3e88d"/>
    </style:style>
    <style:style style:name="T4" style:family="text">
      <style:text-properties fo:color="#ffcb6b"/>
    </style:style>
    <style:style style:name="T5" style:family="text">
      <style:text-properties officeooo:rsid="00112656"/>
    </style:style>
    <style:style style:name="T6" style:family="text">
      <style:text-properties officeooo:rsid="001218cf"/>
    </style:style>
    <style:style style:name="T7" style:family="text">
      <style:text-properties officeooo:rsid="00121eba"/>
    </style:style>
    <style:style style:name="T8" style:family="text">
      <style:text-properties fo:color="#f78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TING ESLINT &amp; PRETTIER</text:p>
      <text:p text:style-name="P1"/>
      <text:p text:style-name="P3">-First: Settings should be similar to this:</text:p>
      <text:p text:style-name="P1"/>
      <text:p text:style-name="P10">{</text:p>
      <text:p text:style-name="P8"><text:span text:style-name="T1">"</text:span><text:span text:style-name="T2">liveServer.settings.CustomBrowser</text:span><text:span text:style-name="T1">":</text:span> <text:span text:style-name="T1">"</text:span><text:span text:style-name="T3">chrome</text:span><text:span text:style-name="T1">",</text:span></text:p>
      <text:p text:style-name="P8"><text:span text:style-name="T1">"</text:span><text:span text:style-name="T2">workbench.colorTheme</text:span><text:span text:style-name="T1">":</text:span> <text:span text:style-name="T1">"</text:span><text:span text:style-name="T3">Material Theme Darker High Contrast</text:span><text:span text:style-name="T1">",</text:span></text:p>
      <text:p text:style-name="P11">// "editor.formatOnSave": true,</text:p>
      <text:p text:style-name="P11">// "editor.defaultFormatter": "dbaeumer.vscode-eslint",</text:p>
      <text:p text:style-name="P8"><text:span text:style-name="T1">"</text:span><text:span text:style-name="T2">editor.codeActionsOnSave</text:span><text:span text:style-name="T1">":</text:span> <text:span text:style-name="T1">{</text:span></text:p>
      <text:p text:style-name="P8"><text:span text:style-name="T1">"</text:span><text:span text:style-name="T4">source.fixAll.eslint</text:span><text:span text:style-name="T1">":</text:span> <text:span text:style-name="T1">true</text:span></text:p>
      <text:p text:style-name="P9">},</text:p>
      <text:p text:style-name="P8"><text:span text:style-name="T1">"</text:span><text:span text:style-name="T2">eslint.validate</text:span><text:span text:style-name="T1">":</text:span> <text:span text:style-name="T1">["</text:span><text:span text:style-name="T3">javascript</text:span><text:span text:style-name="T1">"]</text:span></text:p>
      <text:p text:style-name="P9">}</text:p>
      <text:p text:style-name="P8"/>
      <text:p text:style-name="P3">-<text:span text:style-name="T5">Second:</text:span></text:p>
      <text:p text:style-name="P1">-<text:span text:style-name="T5">go to your folder</text:span></text:p>
      <text:p text:style-name="P1"><text:span text:style-name="T5">npm init -y</text:span></text:p>
      <text:p text:style-name="P1">npm install eslint --save-dev</text:p>
      <text:p text:style-name="P1">npx eslint --init</text:p>
      <text:p text:style-name="P2">HERE, CHOOSE “COMMON JS” , for some reason, it took my hours </text:p>
      <text:p text:style-name="P2"/>
      <text:p text:style-name="P4">-<text:span text:style-name="T6">Third</text:span></text:p>
      <text:p text:style-name="P2">-<text:span text:style-name="T7">install the dependencies:</text:span></text:p>
      <text:p text:style-name="P5">npm i -D eslint eslint-config-prettier eslint-plugin-prettier prettier</text:p>
      <text:p text:style-name="P5"/>
      <text:p text:style-name="P6">-go into .eslintrc and change it into like this:</text:p>
      <text:p text:style-name="P6"/>
      <text:p text:style-name="P12">{</text:p>
      <text:p text:style-name="P8"><text:span text:style-name="T1">"</text:span><text:span text:style-name="T2">env</text:span><text:span text:style-name="T1">":</text:span> <text:span text:style-name="T1">{</text:span></text:p>
      <text:p text:style-name="P8"><text:span text:style-name="T1">"</text:span><text:span text:style-name="T4">browser</text:span><text:span text:style-name="T1">":</text:span> <text:span text:style-name="T1">true,</text:span></text:p>
      <text:p text:style-name="P8"><text:span text:style-name="T1">"</text:span><text:span text:style-name="T4">commonjs</text:span><text:span text:style-name="T1">":</text:span> <text:span text:style-name="T1">true,</text:span></text:p>
      <text:p text:style-name="P8"><text:span text:style-name="T1">"</text:span><text:span text:style-name="T4">es2021</text:span><text:span text:style-name="T1">":</text:span> <text:span text:style-name="T1">true</text:span></text:p>
      <text:p text:style-name="P9">},</text:p>
      <text:p text:style-name="P8"><text:span text:style-name="T1">"</text:span><text:span text:style-name="T2">extends</text:span><text:span text:style-name="T1">":</text:span> <text:span text:style-name="T1">[</text:span></text:p>
      <text:p text:style-name="P8"><text:span text:style-name="T1">"</text:span><text:span text:style-name="T3">airbnb-base</text:span><text:span text:style-name="T1">",</text:span></text:p>
      <text:p text:style-name="P8"><text:span text:style-name="T1">"</text:span><text:span text:style-name="T3">plugin:prettier/recommended</text:span><text:span text:style-name="T1">"</text:span></text:p>
      <text:p text:style-name="P9">],</text:p>
      <text:p text:style-name="P8"><text:span text:style-name="T1">"</text:span><text:span text:style-name="T2">plugins</text:span><text:span text:style-name="T1">":</text:span> <text:span text:style-name="T1">["</text:span><text:span text:style-name="T3">prettier</text:span><text:span text:style-name="T1">"],</text:span></text:p>
      <text:p text:style-name="P8"><text:span text:style-name="T1">"</text:span><text:span text:style-name="T2">parserOptions</text:span><text:span text:style-name="T1">":</text:span> <text:span text:style-name="T1">{</text:span></text:p>
      <text:p text:style-name="P8"><text:span text:style-name="T1">"</text:span><text:span text:style-name="T4">ecmaVersion</text:span><text:span text:style-name="T1">":</text:span> <text:span text:style-name="T8">12</text:span></text:p>
      <text:p text:style-name="P9">},</text:p>
      <text:p text:style-name="P8"><text:span text:style-name="T1">"</text:span><text:span text:style-name="T2">rules</text:span><text:span text:style-name="T1">":</text:span> <text:span text:style-name="T1">{</text:span></text:p>
      <text:p text:style-name="P8"><text:span text:style-name="T1">"</text:span><text:span text:style-name="T4">prettier/prettier</text:span><text:span text:style-name="T1">":</text:span> <text:span text:style-name="T1">"</text:span><text:span text:style-name="T3">error</text:span><text:span text:style-name="T1">"</text:span></text:p>
      <text:p text:style-name="P9">}</text:p>
      <text:p text:style-name="P9">}</text:p>
      <text:p text:style-name="P8"/>
      <text:p text:style-name="P6">-THEN, create a .prettierrc file</text:p>
      <text:p text:style-name="P6">paste the following inside :</text:p>
      <text:p text:style-name="P12">{</text:p>
      <text:p text:style-name="P8"><text:span text:style-name="T1">"</text:span><text:span text:style-name="T2">semi</text:span><text:span text:style-name="T1">":</text:span> <text:span text:style-name="T1">true,</text:span></text:p>
      <text:p text:style-name="P8"><text:span text:style-name="T1">"</text:span><text:span text:style-name="T2">singleQuote</text:span><text:span text:style-name="T1">":</text:span> <text:span text:style-name="T1">true,</text:span></text:p>
      <text:p text:style-name="P8"><text:span text:style-name="T1">"</text:span><text:span text:style-name="T2">tabWidth</text:span><text:span text:style-name="T1">":</text:span> <text:span text:style-name="T8">2</text:span><text:span text:style-name="T1">,</text:span></text:p>
      <text:p text:style-name="P8"><text:span text:style-name="T1">"</text:span><text:span text:style-name="T2">useTabs</text:span><text:span text:style-name="T1">":</text:span> <text:span text:style-name="T1">false</text:span></text:p>
      <text:p text:style-name="P9"><text:soft-page-break/>}</text:p>
      <text:p text:style-name="P6"/>
      <text:p text:style-name="P6"/>
      <text:p text:style-name="P7">I’m not sure if it’s better like this or if I’m losing some sweet ESLint functionality or not, but they work together now. <text:s/>I guess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07:45:11.627453778</dc:date>
    <meta:editing-duration>PT15M17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156" meta:character-count="1128" meta:non-whitespace-character-count="1020"/>
  </office:meta>
</office:document-meta>
</file>